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3.598cm" style:rel-column-width="13871*"/>
    </style:style>
    <style:style style:name="Tabulka1.B" style:family="table-column">
      <style:table-column-properties style:column-width="13.402cm" style:rel-column-width="51664*"/>
    </style:style>
    <style:style style:name="Tabulk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4.195cm" style:rel-column-width="2378*"/>
    </style:style>
    <style:style style:name="Tabulka2.B" style:family="table-column">
      <style:table-column-properties style:column-width="5.946cm" style:rel-column-width="3371*"/>
    </style:style>
    <style:style style:name="Tabulka2.C" style:family="table-column">
      <style:table-column-properties style:column-width="6.86cm" style:rel-column-width="3889*"/>
    </style:style>
    <style:style style:name="Tabulk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2.6" style:family="table-row">
      <style:table-row-properties style:min-row-height="0.762cm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paragraph-properties fo:break-before="page"/>
      <style:text-properties officeooo:paragraph-rsid="0020250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officeooo:rsid="001dc092" officeooo:paragraph-rsid="001dc092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dc092" officeooo:paragraph-rsid="001dc092" style:font-weight-asian="bold" style:font-weight-complex="bold"/>
    </style:style>
    <style:style style:name="P6" style:family="paragraph" style:parent-style-name="Text_20_body">
      <style:text-properties officeooo:paragraph-rsid="00202506"/>
    </style:style>
    <style:style style:name="P7" style:family="paragraph" style:parent-style-name="Text_20_body">
      <style:text-properties officeooo:rsid="002b6774" officeooo:paragraph-rsid="002b6774"/>
    </style:style>
    <style:style style:name="P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774" officeooo:paragraph-rsid="002b6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600d" officeooo:paragraph-rsid="002c60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1103" officeooo:paragraph-rsid="002e1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start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2e1103" officeooo:paragraph-rsid="002e1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start" style:justify-single-word="false"/>
      <style:text-properties officeooo:paragraph-rsid="002b6774"/>
    </style:style>
    <style:style style:name="P13" style:family="paragraph" style:parent-style-name="Standard">
      <style:paragraph-properties>
        <style:tab-stops>
          <style:tab-stop style:position="4.503cm"/>
        </style:tab-stops>
      </style:paragraph-properties>
      <style:text-properties fo:font-weight="bold" officeooo:paragraph-rsid="001dc092" style:font-weight-asian="bold" style:font-weight-complex="bold"/>
    </style:style>
    <style:style style:name="P14" style:family="paragraph" style:parent-style-name="Title">
      <style:text-properties officeooo:rsid="001dc092" officeooo:paragraph-rsid="001dc092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774" officeooo:paragraph-rsid="002b6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List_20_Paragraph">
      <style:paragraph-properties fo:margin-left="0cm" fo:margin-right="0cm" fo:text-indent="0cm" style:auto-text-indent="false">
        <style:tab-stops>
          <style:tab-stop style:position="4.503cm"/>
        </style:tab-stops>
      </style:paragraph-properties>
      <style:text-properties fo:font-weight="bold" officeooo:rsid="0030fdef" officeooo:paragraph-rsid="0030fde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def" officeooo:paragraph-rsid="0030f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def" officeooo:paragraph-rsid="00363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def" officeooo:paragraph-rsid="0037c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d5e4" officeooo:paragraph-rsid="0034d5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150e" officeooo:paragraph-rsid="00351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35d0" officeooo:paragraph-rsid="00363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f64" officeooo:paragraph-rsid="0037c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fdef" officeooo:paragraph-rsid="0030fd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4d5e4" officeooo:paragraph-rsid="0034d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150e" officeooo:paragraph-rsid="003515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35d0" officeooo:paragraph-rsid="003635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cf64" officeooo:paragraph-rsid="0037c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Heading_20_1">
      <style:paragraph-properties fo:break-before="page"/>
      <style:text-properties officeooo:rsid="001dc092" officeooo:paragraph-rsid="001dc092"/>
    </style:style>
    <style:style style:name="P30" style:family="paragraph" style:parent-style-name="Heading_20_1">
      <style:paragraph-properties fo:break-before="page"/>
      <style:text-properties officeooo:rsid="00202506" officeooo:paragraph-rsid="00202506"/>
    </style:style>
    <style:style style:name="P31" style:family="paragraph" style:parent-style-name="Heading_20_1">
      <style:paragraph-properties fo:break-before="page"/>
      <style:text-properties officeooo:rsid="0025ace0" officeooo:paragraph-rsid="0025ace0"/>
    </style:style>
    <style:style style:name="P32" style:family="paragraph" style:parent-style-name="Text_20_body" style:list-style-name="L1">
      <style:text-properties officeooo:rsid="0025ace0" officeooo:paragraph-rsid="0025ace0"/>
    </style:style>
    <style:style style:name="P33" style:family="paragraph" style:parent-style-name="Text_20_body" style:list-style-name="L2">
      <style:text-properties officeooo:rsid="0025ace0" officeooo:paragraph-rsid="002a22a4"/>
    </style:style>
    <style:style style:name="P34" style:family="paragraph" style:parent-style-name="Text_20_body" style:list-style-name="L1">
      <style:text-properties officeooo:rsid="0027aae7" officeooo:paragraph-rsid="0027aae7"/>
    </style:style>
    <style:style style:name="T1" style:family="text">
      <style:text-properties officeooo:rsid="001dc092"/>
    </style:style>
    <style:style style:name="T2" style:family="text">
      <style:text-properties officeooo:rsid="0023c51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22a4" style:font-weight-asian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60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35b100"/>
    </style:style>
    <style:style style:name="T8" style:family="text">
      <style:text-properties officeooo:rsid="003635d0"/>
    </style:style>
    <style:style style:name="T9" style:family="text">
      <style:text-properties officeooo:rsid="0037cf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kumentace projektu</text:p>
      <text:p text:style-name="P5">N<text:span text:style-name="T2">19-3001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1">Obsah</text:p>
          </text:index-title>
          <text:p text:style-name="P3"><text:a xlink:type="simple" xlink:href="#__RefHeading___Toc2021_758941256" text:style-name="Index_20_Link" text:visited-style-name="Index_20_Link">1 Slovník pojmů<text:tab/>3</text:a></text:p>
          <text:p text:style-name="P3"><text:a xlink:type="simple" xlink:href="#__RefHeading___Toc2023_758941256" text:style-name="Index_20_Link" text:visited-style-name="Index_20_Link">2 Stručný popis<text:tab/>4</text:a></text:p>
          <text:p text:style-name="P3"><text:a xlink:type="simple" xlink:href="#__RefHeading___Toc2025_758941256" text:style-name="Index_20_Link" text:visited-style-name="Index_20_Link">3 Specifikace projektu<text:tab/>5</text:a></text:p>
          <text:p text:style-name="P3"><text:a xlink:type="simple" xlink:href="#__RefHeading___Toc2027_758941256" text:style-name="Index_20_Link" text:visited-style-name="Index_20_Link">4 Analýza rizik<text:tab/>6</text:a></text:p>
          <text:p text:style-name="P3"><text:a xlink:type="simple" xlink:href="#__RefHeading___Toc2029_758941256" text:style-name="Index_20_Link" text:visited-style-name="Index_20_Link">5 Časový harmonogram<text:tab/>7</text:a></text:p>
          <text:p text:style-name="P3"><text:a xlink:type="simple" xlink:href="#__RefHeading___Toc2033_758941256" text:style-name="Index_20_Link" text:visited-style-name="Index_20_Link">6 TODO<text:tab/>8</text:a></text:p>
          <text:p text:style-name="P3"><text:a xlink:type="simple" xlink:href="#__RefHeading___Toc2035_758941256" text:style-name="Index_20_Link" text:visited-style-name="Index_20_Link">7 DONE<text:tab/>9</text:a></text:p>
          <text:p text:style-name="P3"><text:a xlink:type="simple" xlink:href="#__RefHeading___Toc2031_758941256" text:style-name="Index_20_Link" text:visited-style-name="Index_20_Link">8 Použité technologie<text:tab/>10</text:a></text:p>
        </text:index-body>
      </text:table-of-content>
      <text:p text:style-name="P4"/>
      <text:h text:style-name="P29" text:outline-level="1"><text:bookmark-start text:name="__RefHeading___Toc2021_758941256"/>Slovník pojmů<text:bookmark-end text:name="__RefHeading___Toc2021_758941256"/></text:h>
      <text:p text:style-name="P13">Shopfloor <text:span text:style-name="T1">(MES)</text:span><text:tab/>- <text:span text:style-name="T4">server pro řízení aktivit a sběr dat výrobních strojů</text:span></text:p>
      <text:p text:style-name="P16">Snap7 <text:tab/><text:span text:style-name="T3">- knihovna implementující protokol S7 communication, pro vzdálené <text:tab/>čtení paměti PLC</text:span></text:p>
      <text:p text:style-name="P16"><text:span text:style-name="T3"/></text:p>
      <text:h text:style-name="P30" text:outline-level="1"><text:bookmark-start text:name="__RefHeading___Toc2023_758941256"/>Stručný popis<text:bookmark-end text:name="__RefHeading___Toc2023_758941256"/></text:h>
      <text:h text:style-name="P30" text:outline-level="1"><text:bookmark-start text:name="__RefHeading___Toc2025_758941256"/>Specifikace projektu<text:bookmark-end text:name="__RefHeading___Toc2025_758941256"/></text:h>
      <text:h text:style-name="P30" text:outline-level="1"><text:bookmark-start text:name="__RefHeading___Toc2027_758941256"/>Analýza rizik<text:bookmark-end text:name="__RefHeading___Toc2027_758941256"/></text:h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24">Problém</text:p>
          </table:table-cell>
          <table:table-cell table:style-name="Tabulka2.A1" office:value-type="string">
            <text:p text:style-name="P24">Prevence</text:p>
          </table:table-cell>
          <table:table-cell table:style-name="Tabulka2.C1" office:value-type="string">
            <text:p text:style-name="P24">Řešení</text:p>
          </table:table-cell>
        </table:table-row>
        <table:table-row>
          <table:table-cell table:style-name="Tabulka2.A2" office:value-type="string">
            <text:p text:style-name="P24">Problémy s programováním robotů</text:p>
          </table:table-cell>
          <table:table-cell table:style-name="Tabulka2.A2" office:value-type="string">
            <text:p text:style-name="P17">Studium programování robotu na straně PLC, případná komunikace s Tomášem/Pavlem</text:p>
          </table:table-cell>
          <table:table-cell table:style-name="Tabulka2.C2" office:value-type="string">
            <text:p text:style-name="P17">Technická podpora od Tomáše/Pavla</text:p>
          </table:table-cell>
        </table:table-row>
        <table:table-row>
          <table:table-cell table:style-name="Tabulka2.A2" office:value-type="string">
            <text:p text:style-name="P24">Projekt bude mít zpoždění při konstrukci</text:p>
          </table:table-cell>
          <table:table-cell table:style-name="Tabulka2.A2" office:value-type="string">
            <text:p text:style-name="P17">Já to neovlivním</text:p>
          </table:table-cell>
          <table:table-cell table:style-name="Tabulka2.C2" office:value-type="string">
            <text:p text:style-name="P17">Příprava struktury projektu pomocí jednotkových testů a simulátoru</text:p>
          </table:table-cell>
        </table:table-row>
        <table:table-row>
          <table:table-cell table:style-name="Tabulka2.A2" office:value-type="string">
            <text:p text:style-name="P24">Simulátor nebude fungovat včas</text:p>
          </table:table-cell>
          <table:table-cell table:style-name="Tabulka2.A2" office:value-type="string">
            <text:p text:style-name="P17">Naplánovat architekturu, prostudovat problematiku</text:p>
          </table:table-cell>
          <table:table-cell table:style-name="Tabulka2.C2" office:value-type="string">
            <text:p text:style-name="P20">Pokud bude pozdě na jeho dodělání je nutné pokračovat bez něj a vše otestovat až v Německu</text:p>
          </table:table-cell>
        </table:table-row>
        <table:table-row>
          <table:table-cell table:style-name="Tabulka2.A2" office:value-type="string">
            <text:p text:style-name="P24">Simulátor nebude fungovat správně</text:p>
          </table:table-cell>
          <table:table-cell table:style-name="Tabulka2.A2" office:value-type="string">
            <text:p text:style-name="P17">Jedná se o klíčový požadavek, je nutné vše ověřit pomocí testů,</text:p>
          </table:table-cell>
          <table:table-cell table:style-name="Tabulka2.C2" office:value-type="string">
            <text:p text:style-name="P20">Dozvím se to až v Německu, kde bude třeba komunikaci opravit podle zkutečných parametrů</text:p>
          </table:table-cell>
        </table:table-row>
        <table:table-row table:style-name="Tabulka2.6">
          <table:table-cell table:style-name="Tabulka2.A2" office:value-type="string">
            <text:p text:style-name="P24">Roboti nebudou naprogramované včas</text:p>
          </table:table-cell>
          <table:table-cell table:style-name="Tabulka2.A2" office:value-type="string">
            <text:p text:style-name="P17">Já to neovlivním</text:p>
          </table:table-cell>
          <table:table-cell table:style-name="Tabulka2.C2" office:value-type="string">
            <text:p text:style-name="P17">Vše připravit v simulovaném prostředí</text:p>
          </table:table-cell>
        </table:table-row>
        <table:table-row table:style-name="Tabulka2.6">
          <table:table-cell table:style-name="Tabulka2.A2" office:value-type="string">
            <text:p text:style-name="P24">Mechanické poškození při programování</text:p>
          </table:table-cell>
          <table:table-cell table:style-name="Tabulka2.A2" office:value-type="string">
            <text:p text:style-name="P17">Otestovat každý dílčí algoritmus, vytvářet obecné a testovatelné algoritmy</text:p>
          </table:table-cell>
          <table:table-cell table:style-name="Tabulka2.C2" office:value-type="string">
            <text:p text:style-name="P17">Průšvih, <text:span text:style-name="T9">je nutné řešit</text:span></text:p>
          </table:table-cell>
        </table:table-row>
        <table:table-row table:style-name="Tabulka2.6">
          <table:table-cell table:style-name="Tabulka2.A2" office:value-type="string">
            <text:p text:style-name="P24">V otestovaném algoritmu se nachází chyba</text:p>
          </table:table-cell>
          <table:table-cell table:style-name="Tabulka2.A2" office:value-type="string">
            <text:p text:style-name="P17">Je požadované správné pochopení problému, čitelná implementace a vhodné testovací případy</text:p>
          </table:table-cell>
          <table:table-cell table:style-name="Tabulka2.C2" office:value-type="string">
            <text:p text:style-name="P17">Je nutné postupovat při implementaci každého dílčího algoritmu pomalu a opatrně</text:p>
          </table:table-cell>
        </table:table-row>
        <table:table-row table:style-name="Tabulka2.6">
          <table:table-cell table:style-name="Tabulka2.A2" office:value-type="string">
            <text:p text:style-name="P24">Technický problém se kterým jsem se ještě nesetkal</text:p>
          </table:table-cell>
          <table:table-cell table:style-name="Tabulka2.A2" office:value-type="string">
            <text:p text:style-name="P17">Detailní studium požadavků na programování a předběžná příprava</text:p>
          </table:table-cell>
          <table:table-cell table:style-name="Tabulka2.C2" office:value-type="string">
            <text:p text:style-name="P17">Technická podpora od Tomáše/Pavla</text:p>
          </table:table-cell>
        </table:table-row>
        <table:table-row table:style-name="Tabulka2.6">
          <table:table-cell table:style-name="Tabulka2.A2" office:value-type="string">
            <text:p text:style-name="P24">Jazyková bariéra způsobí nepochopení požadavků</text:p>
          </table:table-cell>
          <table:table-cell table:style-name="Tabulka2.A2" office:value-type="string">
            <text:p text:style-name="P17">Je vyžadována průběžná komunikace a ujištění pochopení zadání na vzorových operacích, </text:p>
          </table:table-cell>
          <table:table-cell table:style-name="Tabulka2.C2" office:value-type="string">
            <text:p text:style-name="P17">Rychlá oprava a ujištění, že je vše podle zadání, tvorba snadno a rychle modifikovatelné architektury</text:p>
          </table:table-cell>
        </table:table-row>
        <table:table-row table:style-name="Tabulka2.6">
          <table:table-cell table:style-name="Tabulka2.A2" office:value-type="string">
            <text:p text:style-name="P24">Stroj nebude komunikovat po zprovoznění v Německu</text:p>
          </table:table-cell>
          <table:table-cell table:style-name="Tabulka2.A2" office:value-type="string">
            <text:p text:style-name="P20">Vše vyzkoušet na dílně BK, překontrolovat a ověřit správnost nastavení</text:p>
          </table:table-cell>
          <table:table-cell table:style-name="Tabulka2.C2" office:value-type="string">
            <text:p text:style-name="P20">Překontrolovat nastavení, konzultace s německými kolegy</text:p>
          </table:table-cell>
        </table:table-row>
        <table:table-row table:style-name="Tabulka2.6">
          <table:table-cell table:style-name="Tabulka2.A2" office:value-type="string">
            <text:p text:style-name="P25">Na stroji budou stále pracovat mechanici a nebude možné na něm pracovat a testovat</text:p>
          </table:table-cell>
          <table:table-cell table:style-name="Tabulka2.A2" office:value-type="string">
            <text:p text:style-name="P17">Já to neovlivním</text:p>
          </table:table-cell>
          <table:table-cell table:style-name="Tabulka2.C2" office:value-type="string">
            <text:p text:style-name="P20">Pomocí jednotkových testů připravit celou architekturu pro dobu kdy bude možné na stroji pracovat, střídání na stroji, </text:p>
          </table:table-cell>
        </table:table-row>
        <table:table-row table:style-name="Tabulka2.6">
          <table:table-cell table:style-name="Tabulka2.A2" office:value-type="string">
            <text:p text:style-name="P26"><text:span text:style-name="T8">Zt</text:span>ráta dat</text:p>
          </table:table-cell>
          <table:table-cell table:style-name="Tabulka2.A2" office:value-type="string">
            <text:p text:style-name="P21">Vytvářet průběžné obnovitelné <text:span text:style-name="T7">denní </text:span>zálohy</text:p>
          </table:table-cell>
          <table:table-cell table:style-name="Tabulka2.C2" office:value-type="string">
            <text:p text:style-name="P21">Obnovení zálohy</text:p>
          </table:table-cell>
        </table:table-row>
        <table:table-row table:style-name="Tabulka2.6">
          <table:table-cell table:style-name="Tabulka2.A2" office:value-type="string">
            <text:p text:style-name="P27">Porucha počítače</text:p>
          </table:table-cell>
          <table:table-cell table:style-name="Tabulka2.A2" office:value-type="string">
            <text:p text:style-name="P18">Já to neovlivním</text:p>
          </table:table-cell>
          <table:table-cell table:style-name="Tabulka2.C2" office:value-type="string">
            <text:p text:style-name="P22">Je nutné rychle pořídit nový a nastavit požadované prostředí a nástroje, než bude k dispozici nový, je nutné používat erární s obnovitelnou zálohou <text:soft-page-break/>zdrojových dat</text:p>
          </table:table-cell>
        </table:table-row>
        <table:table-row table:style-name="Tabulka2.6">
          <table:table-cell table:style-name="Tabulka2.A2" office:value-type="string">
            <text:p text:style-name="P28">Část stroje nebude fungovat správně a je nutné ji opravit, upravit, vyměnit, ...</text:p>
          </table:table-cell>
          <table:table-cell table:style-name="Tabulka2.A2" office:value-type="string">
            <text:p text:style-name="P19">Já to neovlivním</text:p>
          </table:table-cell>
          <table:table-cell table:style-name="Tabulka2.C2" office:value-type="string">
            <text:p text:style-name="P23">Vytvářet testovatelné zdrojové kódy, které budu moct vyvíjet i bez stroje</text:p>
          </table:table-cell>
        </table:table-row>
      </table:table>
      <text:p text:style-name="P6"/>
      <text:p text:style-name="P2"/>
      <text:h text:style-name="P30" text:outline-level="1"><text:bookmark-start text:name="__RefHeading___Toc2029_758941256"/>Časový harmonogram<text:bookmark-end text:name="__RefHeading___Toc2029_758941256"/>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5">Datum</text:p>
          </table:table-cell>
          <table:table-cell table:style-name="Tabulka1.B1" office:value-type="string">
            <text:p text:style-name="P15">Aktivita</text:p>
          </table:table-cell>
        </table:table-row>
        <table:table-row>
          <table:table-cell table:style-name="Tabulka1.A2" office:value-type="string">
            <text:p text:style-name="P11">2. až 6.12.2019</text:p>
          </table:table-cell>
          <table:table-cell table:style-name="Tabulka1.B2" office:value-type="string">
            <text:p text:style-name="P10">Návrh a realizace testovacícho frameworku pro PLC siemens</text:p>
          </table:table-cell>
        </table:table-row>
        <table:table-row>
          <table:table-cell table:style-name="Tabulka1.A2" office:value-type="string">
            <text:p text:style-name="P8">12. až 16.12.2019</text:p>
          </table:table-cell>
          <table:table-cell table:style-name="Tabulka1.B2" office:value-type="string">
            <text:p text:style-name="P8">návrh programování simulátoru MES serveru a návrh struktury komunikace pro výrobní linku</text:p>
          </table:table-cell>
        </table:table-row>
        <table:table-row>
          <table:table-cell table:style-name="Tabulka1.A2" office:value-type="string">
            <text:p text:style-name="P8">2. až 10.1.2020</text:p>
          </table:table-cell>
          <table:table-cell table:style-name="Tabulka1.B2" office:value-type="string">
            <text:p text:style-name="P8">plánování logiky řízení procesu z MES serveru, založení projektu</text:p>
          </table:table-cell>
        </table:table-row>
        <table:table-row>
          <table:table-cell table:style-name="Tabulka1.A2" office:value-type="string">
            <text:p text:style-name="P8">13. až 17.1.2020</text:p>
          </table:table-cell>
          <table:table-cell table:style-name="Tabulka1.B2" office:value-type="string">
            <text:p text:style-name="P8">návrh fungování zbylých komponent linky, robot</text:p>
          </table:table-cell>
        </table:table-row>
        <table:table-row>
          <table:table-cell table:style-name="Tabulka1.A2" office:value-type="string">
            <text:p text:style-name="P8">20. až 31.1.2020</text:p>
          </table:table-cell>
          <table:table-cell table:style-name="Tabulka1.B2" office:value-type="string">
            <text:p text:style-name="P12"><text:span text:style-name="T5">příprava základní struktury programu, </text:span><text:span text:style-name="T6">jednotkové</text:span><text:span text:style-name="T5"> testování, prototypování, nastavení linky</text:span></text:p>
          </table:table-cell>
        </table:table-row>
        <table:table-row>
          <table:table-cell table:style-name="Tabulka1.A2" office:value-type="string">
            <text:p text:style-name="P9">3. až 14.2.2020</text:p>
          </table:table-cell>
          <table:table-cell table:style-name="Tabulka1.B2" office:value-type="string">
            <text:p text:style-name="P9">Sestavování projektu, implementace, integrační a systémové testování</text:p>
          </table:table-cell>
        </table:table-row>
        <table:table-row>
          <table:table-cell table:style-name="Tabulka1.A2" office:value-type="string">
            <text:p text:style-name="P9">17. až 21.2. 2020</text:p>
          </table:table-cell>
          <table:table-cell table:style-name="Tabulka1.B2" office:value-type="string">
            <text:p text:style-name="P9">Zátěžové, a akceptační testování</text:p>
          </table:table-cell>
        </table:table-row>
      </table:table>
      <text:p text:style-name="P7"/>
      <text:p text:style-name="P7"/>
      <text:p text:style-name="P7"/>
      <text:h text:style-name="P31" text:outline-level="1"><text:bookmark-start text:name="__RefHeading___Toc2033_758941256"/>TODO<text:bookmark-end text:name="__RefHeading___Toc2033_758941256"/></text:h>
      <text:list xml:id="list159905609" text:style-name="L1">
        <text:list-item>
          <text:p text:style-name="P32">Založit projekt</text:p>
        </text:list-item>
        <text:list-item>
          <text:p text:style-name="P32">vytvořit simulátor MES komunikace</text:p>
        </text:list-item>
        <text:list-item>
          <text:p text:style-name="P32">navrhnout architekturu softwarového projektu</text:p>
        </text:list-item>
        <text:list-item>
          <text:p text:style-name="P34">vytvořit specifikaci požadavků</text:p>
        </text:list-item>
        <text:list-item>
          <text:p text:style-name="P34">vytvořit časový plán</text:p>
        </text:list-item>
        <text:list-item>
          <text:p text:style-name="P34">analyzovat rizika</text:p>
        </text:list-item>
      </text:list>
      <text:h text:style-name="P31" text:outline-level="1"><text:bookmark-start text:name="__RefHeading___Toc2035_758941256"/>DONE<text:bookmark-end text:name="__RefHeading___Toc2035_758941256"/></text:h>
      <text:list xml:id="list3295377101" text:style-name="L2">
        <text:list-item>
          <text:p text:style-name="P33">vytvořit testovací framework pro PLC systém</text:p>
        </text:list-item>
      </text:list>
      <text:h text:style-name="P30" text:outline-level="1"><text:bookmark-start text:name="__RefHeading___Toc2031_758941256"/>Použité technologie<text:bookmark-end text:name="__RefHeading___Toc2031_75894125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9:18:45.294000000</meta:creation-date>
    <meta:generator>LibreOffice/6.1.0.3$Windows_X86_64 LibreOffice_project/efb621ed25068d70781dc026f7e9c5187a4decd1</meta:generator>
    <dc:date>2019-12-16T08:19:46.660000000</dc:date>
    <meta:editing-duration>P2DT1H26M56S</meta:editing-duration>
    <meta:editing-cycles>15</meta:editing-cycles>
    <meta:document-statistic meta:table-count="2" meta:image-count="0" meta:object-count="0" meta:page-count="12" meta:paragraph-count="89" meta:word-count="513" meta:character-count="3488" meta:non-whitespace-character-count="3075"/>
  </office:meta>
</office:document-meta>
</file>